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HSpace( int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TabIndex( Stri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Width( double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Height( doubl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UseMap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Declare( boolean decla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Data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.setStandBy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VSpace( int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Border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Archiv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VSpace( double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HSpace( double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CodeType( String c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setClassI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Align( String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CodeBas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setShapes( boolean sha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setBorder( double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setTabIndex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